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5.678cm" fo:min-width="5.608cm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36cm" svg:height="8.382cm" svg:x="4.937cm" svg:y="3.413cm">
          <text:p text:style-name="P1">Name : Lahiru Gamage</text:p>
          <text:p text:style-name="P1">Index : 170202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1.938cm" svg:height="3.556cm" svg:x="3.159cm" svg:y="14.462cm">
          <draw:text-box>
            <text:p text:style-name="P3"><text:span text:style-name="T1">Hello!!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10.573932524</meta:creation-date>
    <dc:date>2018-02-19T15:53:10.112818844</dc:date>
    <meta:editing-duration>PT3M46S</meta:editing-duration>
    <meta:editing-cycles>3</meta:editing-cycles>
    <meta:generator>LibreOffice/5.1.6.2$Linux_X86_64 LibreOffice_project/10m0$Build-2</meta:generator>
    <meta:document-statistic meta:object-count="2"/>
  </office:meta>
</office:document-meta>
</file>